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ttpCommander</meta:initial-creator>
    <meta:creation-date>2011-02-09T15:02:19</meta:creation-date>
    <meta:generator>OpenOffice.org/3.3$Win32 OpenOffice.org_project/330m20$Build-9567</meta:generator>
  </office:meta>
</office:document-meta>
</file>